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 Mono" officeooo:rsid="000c56f1" officeooo:paragraph-rsid="000c56f1"/>
    </style:style>
    <style:style style:name="P2" style:family="paragraph" style:parent-style-name="Standard">
      <style:text-properties style:font-name="DejaVu Sans Mono" fo:font-size="14pt" officeooo:rsid="000961b6" officeooo:paragraph-rsid="000eccfb" style:font-size-asian="12.25pt" style:font-size-complex="14pt"/>
    </style:style>
    <style:style style:name="P3" style:family="paragraph" style:parent-style-name="Standard">
      <style:text-properties style:font-name="DejaVu Sans Mono" fo:font-size="14pt" fo:font-weight="bold" officeooo:rsid="000961b6" officeooo:paragraph-rsid="000eccfb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DejaVu Sans Mono" fo:font-size="14pt" fo:font-weight="bold" officeooo:rsid="000e09e3" officeooo:paragraph-rsid="000eccfb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DejaVu Sans Mono" fo:font-size="14pt" fo:font-weight="bold" officeooo:rsid="00109967" officeooo:paragraph-rsid="000eccfb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DejaVu Sans Mono" fo:font-size="14pt" fo:font-weight="normal" officeooo:rsid="000961b6" officeooo:paragraph-rsid="000eccfb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DejaVu Sans Mono" fo:font-size="14pt" fo:font-weight="normal" officeooo:rsid="000e09e3" officeooo:paragraph-rsid="000eccfb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DejaVu Sans Mono" fo:font-size="14pt" fo:font-weight="normal" officeooo:rsid="000ff3ea" officeooo:paragraph-rsid="000eccfb" style:font-size-asian="12.25pt" style:font-weight-asian="normal" style:font-size-complex="14pt" style:font-weight-complex="normal"/>
    </style:style>
    <style:style style:name="P9" style:family="paragraph" style:parent-style-name="Standard">
      <style:text-properties style:font-name="DejaVu Sans Mono" fo:font-size="14pt" fo:font-weight="normal" officeooo:rsid="00109967" officeooo:paragraph-rsid="000eccfb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DejaVu Sans Mono" fo:font-size="14pt" fo:font-weight="normal" officeooo:rsid="00118940" officeooo:paragraph-rsid="000eccfb" style:font-size-asian="12.25pt" style:font-weight-asian="normal" style:font-size-complex="14pt" style:font-weight-complex="normal"/>
    </style:style>
    <style:style style:name="P11" style:family="paragraph" style:parent-style-name="Standard">
      <style:text-properties style:font-name="DejaVu Sans Mono" fo:font-size="14pt" fo:font-weight="normal" officeooo:rsid="00138e6a" officeooo:paragraph-rsid="000eccfb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DejaVu Sans Mono" fo:font-size="14pt" fo:font-weight="normal" officeooo:rsid="00148662" officeooo:paragraph-rsid="000eccfb" style:font-size-asian="12.25pt" style:font-weight-asian="normal" style:font-size-complex="14pt" style:font-weight-complex="normal"/>
    </style:style>
    <style:style style:name="P13" style:family="paragraph" style:parent-style-name="Standard">
      <style:text-properties style:font-name="DejaVu Sans Mono" fo:font-size="14pt" style:text-underline-style="none" fo:font-weight="bold" officeooo:rsid="000d0e3f" officeooo:paragraph-rsid="000eccfb" style:font-size-asian="12.25pt" style:font-weight-asian="bold" style:font-size-complex="14pt" style:font-weight-complex="bold"/>
    </style:style>
    <style:style style:name="P14" style:family="paragraph" style:parent-style-name="Standard">
      <style:text-properties style:font-name="DejaVu Sans Mono" fo:font-size="14pt" style:text-underline-style="none" fo:font-weight="bold" officeooo:rsid="0023ad56" officeooo:paragraph-rsid="0023ad56" style:font-size-asian="12.25pt" style:font-weight-asian="bold" style:font-size-complex="14pt" style:font-weight-complex="bold"/>
    </style:style>
    <style:style style:name="P15" style:family="paragraph" style:parent-style-name="Standard">
      <style:text-properties style:font-name="DejaVu Sans Mono" fo:font-size="14pt" style:text-underline-style="none" fo:font-weight="normal" officeooo:rsid="000d0e3f" officeooo:paragraph-rsid="000eccfb" style:font-size-asian="12.25pt" style:font-weight-asian="normal" style:font-size-complex="14pt" style:font-weight-complex="normal"/>
    </style:style>
    <style:style style:name="P16" style:family="paragraph" style:parent-style-name="Standard">
      <style:text-properties style:font-name="DejaVu Sans Mono" fo:font-size="14pt" style:text-underline-style="none" fo:font-weight="normal" officeooo:rsid="00148662" officeooo:paragraph-rsid="000eccfb" style:font-size-asian="12.25pt" style:font-weight-asian="normal" style:font-size-complex="14pt" style:font-weight-complex="normal"/>
    </style:style>
    <style:style style:name="P17" style:family="paragraph" style:parent-style-name="Standard">
      <style:text-properties style:font-name="DejaVu Sans Mono" fo:font-size="14pt" style:text-underline-style="none" fo:font-weight="normal" officeooo:rsid="00107c68" officeooo:paragraph-rsid="00107c68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DejaVu Sans Mono" fo:font-size="14pt" style:text-underline-style="none" fo:font-weight="normal" officeooo:rsid="00155bc5" officeooo:paragraph-rsid="00155bc5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DejaVu Sans Mono" fo:font-size="14pt" style:text-underline-style="none" fo:font-weight="normal" officeooo:rsid="0016875c" officeooo:paragraph-rsid="0016875c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DejaVu Sans Mono" fo:font-size="14pt" style:text-underline-style="none" fo:font-weight="normal" officeooo:rsid="0018096b" officeooo:paragraph-rsid="0018096b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DejaVu Sans Mono" fo:font-size="14pt" style:text-underline-style="none" fo:font-weight="normal" officeooo:rsid="00195f3e" officeooo:paragraph-rsid="00195f3e" style:font-size-asian="12.25pt" style:font-weight-asian="normal" style:font-size-complex="14pt" style:font-weight-complex="normal"/>
    </style:style>
    <style:style style:name="P22" style:family="paragraph" style:parent-style-name="Standard">
      <style:text-properties style:font-name="DejaVu Sans Mono" fo:font-size="14pt" style:text-underline-style="none" fo:font-weight="normal" officeooo:rsid="001b1988" officeooo:paragraph-rsid="001b1988" style:font-size-asian="12.25pt" style:font-weight-asian="normal" style:font-size-complex="14pt" style:font-weight-complex="normal"/>
    </style:style>
    <style:style style:name="P23" style:family="paragraph" style:parent-style-name="Standard">
      <style:text-properties style:font-name="DejaVu Sans Mono" fo:font-size="14pt" style:text-underline-style="none" fo:font-weight="normal" officeooo:rsid="001ec7ab" officeooo:paragraph-rsid="001ec7ab" style:font-size-asian="12.25pt" style:font-weight-asian="normal" style:font-size-complex="14pt" style:font-weight-complex="normal"/>
    </style:style>
    <style:style style:name="P24" style:family="paragraph" style:parent-style-name="Standard">
      <style:text-properties style:font-name="DejaVu Sans Mono" fo:font-size="14pt" style:text-underline-style="none" fo:font-weight="normal" officeooo:rsid="001f918a" officeooo:paragraph-rsid="001f918a" style:font-size-asian="12.25pt" style:font-weight-asian="normal" style:font-size-complex="14pt" style:font-weight-complex="normal"/>
    </style:style>
    <style:style style:name="P25" style:family="paragraph" style:parent-style-name="Standard">
      <style:text-properties style:font-name="DejaVu Sans Mono" fo:font-size="14pt" style:text-underline-style="none" fo:font-weight="normal" officeooo:rsid="00200f20" officeooo:paragraph-rsid="00200f20" style:font-size-asian="12.25pt" style:font-weight-asian="normal" style:font-size-complex="14pt" style:font-weight-complex="normal"/>
    </style:style>
    <style:style style:name="P26" style:family="paragraph" style:parent-style-name="Standard">
      <style:text-properties style:font-name="DejaVu Sans Mono" fo:font-size="14pt" style:text-underline-style="none" fo:font-weight="normal" officeooo:rsid="0023ad56" officeooo:paragraph-rsid="0023ad56" style:font-size-asian="12.25pt" style:font-weight-asian="normal" style:font-size-complex="14pt" style:font-weight-complex="normal"/>
    </style:style>
    <style:style style:name="P27" style:family="paragraph" style:parent-style-name="Standard">
      <style:text-properties style:font-name="DejaVu Sans Mono" fo:font-size="14pt" style:text-underline-style="none" fo:font-weight="normal" officeooo:rsid="00252548" officeooo:paragraph-rsid="00252548" style:font-size-asian="12.25pt" style:font-weight-asian="normal" style:font-size-complex="14pt" style:font-weight-complex="normal"/>
    </style:style>
    <style:style style:name="P28" style:family="paragraph" style:parent-style-name="Standard">
      <style:text-properties style:font-name="DejaVu Sans Mono" fo:font-size="14pt" style:text-underline-style="none" fo:font-weight="normal" officeooo:rsid="00279c93" officeooo:paragraph-rsid="00252548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DejaVu Sans Mono" fo:font-size="14pt" style:text-underline-style="none" fo:font-weight="normal" officeooo:rsid="00299391" officeooo:paragraph-rsid="00299391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DejaVu Sans Mono" fo:font-size="14pt" style:text-underline-style="solid" style:text-underline-width="auto" style:text-underline-color="font-color" fo:font-weight="normal" officeooo:rsid="00155bc5" officeooo:paragraph-rsid="00155bc5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DejaVu Sans Mono" fo:font-size="14pt" style:text-underline-style="solid" style:text-underline-width="auto" style:text-underline-color="font-color" fo:font-weight="normal" officeooo:rsid="00195f3e" officeooo:paragraph-rsid="00195f3e" style:font-size-asian="12.25pt" style:font-weight-asian="normal" style:font-size-complex="14pt" style:font-weight-complex="normal"/>
    </style:style>
    <style:style style:name="P32" style:family="paragraph" style:parent-style-name="Standard">
      <style:text-properties style:font-name="DejaVu Sans Mono" fo:font-size="14pt" style:text-underline-style="solid" style:text-underline-width="auto" style:text-underline-color="font-color" fo:font-weight="normal" officeooo:rsid="001ec7ab" officeooo:paragraph-rsid="001ec7ab" style:font-size-asian="12.25pt" style:font-weight-asian="normal" style:font-size-complex="14pt" style:font-weight-complex="normal"/>
    </style:style>
    <style:style style:name="P33" style:family="paragraph" style:parent-style-name="Standard">
      <style:text-properties style:font-name="DejaVu Sans Mono" fo:font-size="14pt" style:text-underline-style="solid" style:text-underline-width="auto" style:text-underline-color="font-color" fo:font-weight="normal" officeooo:rsid="00200f20" officeooo:paragraph-rsid="00200f20" style:font-size-asian="12.25pt" style:font-weight-asian="normal" style:font-size-complex="14pt" style:font-weight-complex="normal"/>
    </style:style>
    <style:style style:name="P34" style:family="paragraph" style:parent-style-name="Standard">
      <style:text-properties style:font-name="DejaVu Sans Mono" fo:font-size="14pt" style:text-underline-style="solid" style:text-underline-width="auto" style:text-underline-color="font-color" fo:font-weight="normal" officeooo:rsid="0023ad56" officeooo:paragraph-rsid="0023ad56" style:font-size-asian="12.25pt" style:font-weight-asian="normal" style:font-size-complex="14pt" style:font-weight-complex="normal"/>
    </style:style>
    <style:style style:name="P35" style:family="paragraph" style:parent-style-name="Standard">
      <style:text-properties style:font-name="DejaVu Sans Mono" fo:font-size="12pt" fo:font-weight="normal" officeooo:rsid="000961b6" officeooo:paragraph-rsid="000eccfb" style:font-size-asian="12pt" style:font-weight-asian="normal" style:font-size-complex="12pt" style:font-weight-complex="normal"/>
    </style:style>
    <style:style style:name="P36" style:family="paragraph" style:parent-style-name="Standard">
      <style:text-properties fo:color="#000080" style:font-name="DejaVu Sans Mono" fo:font-size="12pt" fo:language="zxx" fo:country="none" style:text-underline-style="solid" style:text-underline-width="auto" style:text-underline-color="font-color" fo:font-weight="normal" officeooo:rsid="000961b6" officeooo:paragraph-rsid="000eccfb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style:font-name="DejaVu Sans Mono" fo:font-size="14pt" style:text-underline-style="none" fo:font-weight="normal" officeooo:rsid="00299391" officeooo:paragraph-rsid="00299391" style:font-size-asian="12.25pt" style:font-weight-asian="normal" style:font-size-complex="14pt" style:font-weight-complex="normal"/>
    </style:style>
    <style:style style:name="P38" style:family="paragraph" style:parent-style-name="Standard">
      <style:text-properties style:font-name="DejaVu Sans Mono" fo:font-size="14pt" style:text-underline-style="none" fo:font-weight="bold" officeooo:rsid="00299391" officeooo:paragraph-rsid="00299391" style:font-size-asian="12.25pt" style:font-weight-asian="bold" style:font-size-complex="14pt" style:font-weight-complex="bold"/>
    </style:style>
    <style:style style:name="P39" style:family="paragraph" style:parent-style-name="Standard">
      <style:text-properties style:font-name="DejaVu Sans Mono" fo:font-size="14pt" style:text-underline-style="none" fo:font-weight="bold" officeooo:rsid="00252548" officeooo:paragraph-rsid="00252548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DejaVu Sans Mono" fo:font-size="14pt" style:text-underline-style="none" fo:font-weight="bold" officeooo:rsid="002ff8dc" officeooo:paragraph-rsid="002ff8dc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000080" fo:font-size="12pt" fo:language="zxx" fo:country="none" style:text-underline-style="solid" style:text-underline-width="auto" style:text-underline-color="font-color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4" style:family="text">
      <style:text-properties fo:color="#000080" fo:font-size="12pt" fo:language="zxx" fo:country="none" style:text-underline-style="solid" style:text-underline-width="auto" style:text-underline-color="font-color" officeooo:rsid="000961b6" style:font-size-asian="12pt" style:language-asian="zxx" style:country-asian="none" style:font-size-complex="12pt" style:language-complex="zxx" style:country-complex="none"/>
    </style:style>
    <style:style style:name="T5" style:family="text">
      <style:text-properties officeooo:rsid="000ff3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 continuación, detallo la resolución de los ejercicios.</text:p>
      <text:p text:style-name="P2"/>
      <text:p text:style-name="P3">I.<text:span text:style-name="T1">1.</text:span></text:p>
      <text:p text:style-name="P6"/>
      <text:p text:style-name="P6">numero1 = int(input('Ingrese un número.\n'))</text:p>
      <text:p text:style-name="P6">numero2 = int(input('Ingrese otro número.\n'))</text:p>
      <text:p text:style-name="P6"/>
      <text:p text:style-name="P6">suma = numero1 + numero2</text:p>
      <text:p text:style-name="P6">resta = numero1 - numero2</text:p>
      <text:p text:style-name="P6">multiplicacion = numero1 * numero2</text:p>
      <text:p text:style-name="P6">division = float(numero1) / float(numero2)</text:p>
      <text:p text:style-name="P6">exponenciacion = numero1 ** numero2</text:p>
      <text:p text:style-name="P6">entera = numero1 // numero2</text:p>
      <text:p text:style-name="P6">resto = numero1 % numero2</text:p>
      <text:p text:style-name="P6"/>
      <text:p text:style-name="P6">print('Resolución de la suma:', numero1, '+', numero2, '=', suma)</text:p>
      <text:p text:style-name="P6">print('Resolución de la resta:', numero1, '-', numero2, '=', resta)</text:p>
      <text:p text:style-name="P6">print('Resolución de la multiplicación:', numero1, 'x', numero2, '=', multiplicacion)</text:p>
      <text:p text:style-name="P6">print('Resolución de la división:', numero1, '/', numero2, '=', division)</text:p>
      <text:p text:style-name="P6">print('Resolución de la exponenciación:', numero1, '^', numero2, '=', exponenciacion)</text:p>
      <text:p text:style-name="P6">print('Resolución de la división entera:', numero1, '//' , numero2, '=', entera)</text:p>
      <text:p text:style-name="P6">print('Resolución de resto de una división:', numero1, '%', numero2, '=', resto)</text:p>
      <text:p text:style-name="P6">_________________________________________________________</text:p>
      <text:p text:style-name="P6"/>
      <text:p text:style-name="P6">numero18 = 18</text:p>
      <text:p text:style-name="P6">numero_18 = -18</text:p>
      <text:p text:style-name="P6">numero5 = 5</text:p>
      <text:p text:style-name="P6">numero_5 = -5</text:p>
      <text:p text:style-name="P6"/>
      <text:p text:style-name="P6">print('Lo que sucedería en las cuatro operaciones, sería....')</text:p>
      <text:p text:style-name="P6">print('f.1. 18 % 5 =', numero18 % numero5)</text:p>
      <text:p text:style-name="P6">print('f.2. -18 % 5 =', numero_18 % numero5)</text:p>
      <text:p text:style-name="P6">print('f.3. 18 % -5 =', numero18 % numero_5)</text:p>
      <text:p text:style-name="P6">print('f.4. -18 % -5 =', numero_18 % numero₅)</text:p>
      <text:p text:style-name="P3"><text:soft-page-break/><text:a xlink:type="simple" xlink:href="http://lsi.vc.ehu.es/pablogn/docencia/FdI/FdIc/labs/a1/htm/oper.html" text:style-name="Internet_20_link" text:visited-style-name="Visited_20_Internet_20_Link"><text:span text:style-name="T1"/></text:a></text:p>
      <text:p text:style-name="P13">En C…</text:p>
      <text:p text:style-name="P15">En C, el operador % funciona para obtener el resto de una división entera.</text:p>
      <text:p text:style-name="P15"/>
      <text:p text:style-name="P15">Fuentes:</text:p>
      <text:p text:style-name="P3"><text:a xlink:type="simple" xlink:href="http://lsi.vc.ehu.es/pablogn/docencia/FdI/FdIc/labs/a1/htm/oper.html" text:style-name="Internet_20_link" text:visited-style-name="Visited_20_Internet_20_Link"><text:span text:style-name="T1"/></text:a></text:p>
      <text:p text:style-name="P3"><text:a xlink:type="simple" xlink:href="http://lsi.vc.ehu.es/pablogn/docencia/FdI/FdIc/labs/a1/htm/oper.html" text:style-name="Internet_20_link" text:visited-style-name="Visited_20_Internet_20_Link"><text:span text:style-name="T2">http://lsi.vc.ehu.es/pablogn/docencia/FdI/FdIc/labs/a1/htm/oper.html</text:span></text:a></text:p>
      <text:p text:style-name="P35"/>
      <text:p text:style-name="P3"><text:a xlink:type="simple" xlink:href="https://www.aprenderaprogramar.com/index.php?option=com_content&amp;view=article&amp;id=907:operadores-aritmeticos-basicos-en-lenguaje-c-prioridades-concepto-de-modulo-o-resto-de-division-cu00518f&amp;catid=82&amp;Itemid=210" text:style-name="Internet_20_link" text:visited-style-name="Visited_20_Internet_20_Link"><text:span text:style-name="T3">https://www.aprenderaprogramar.com/index.php?option=com_content&amp;view=article&amp;id=907:operadores-aritmeticos-basicos-en-lenguaje-c-prioridades-concepto-de-modulo-o-resto-de-division-cu00518f&amp;catid=82&amp;Itemid=210</text:span></text:a></text:p>
      <text:p text:style-name="P35"/>
      <text:p text:style-name="P4">En Python…</text:p>
      <text:p text:style-name="P4"/>
      <text:p text:style-name="P7">En Python, el operador “%” funciona igualmente para obtener el resto de una división.</text:p>
      <text:p text:style-name="P7"/>
      <text:p text:style-name="P7">Fuentes:</text:p>
      <text:p text:style-name="P7"/>
      <text:p text:style-name="P7"><text:a xlink:type="simple" xlink:href="https://j2logo.com/python/tutorial/operadores-en-python/" text:style-name="Internet_20_link" text:visited-style-name="Visited_20_Internet_20_Link"><text:span text:style-name="T4">https://j2logo.com/python/tutorial/operadores-en-python/</text:span></text:a></text:p>
      <text:p text:style-name="P36"/>
      <text:p text:style-name="P7"><text:a xlink:type="simple" xlink:href="https://entrenamiento-python-basico.readthedocs.io/es/latest/leccion3/operadores_aritmeticos.html" text:style-name="Internet_20_link" text:visited-style-name="Visited_20_Internet_20_Link"><text:span text:style-name="T4">https://entrenamiento-python-basico.readthedocs.io/es/latest/leccion3/operadores_aritmeticos.htm</text:span></text:a><text:a xlink:type="simple" xlink:href="https://entrenamiento-python-basico.readthedocs.io/es/latest/leccion3/operadores_aritmeticos.html" text:style-name="Internet_20_link" text:visited-style-name="Visited_20_Internet_20_Link"><text:span text:style-name="T4">l</text:span></text:a></text:p>
      <text:p text:style-name="P7"/>
      <text:p text:style-name="P4">En JavaScript…</text:p>
      <text:p text:style-name="P4"/>
      <text:p text:style-name="P7">En JavaScrpit, el operador “%” funciona igual que <text:span text:style-name="T5">en Python y C.</text:span></text:p>
      <text:p text:style-name="P7"/>
      <text:p text:style-name="P8">Fuentes:</text:p>
      <text:p text:style-name="P8"/>
      <text:p text:style-name="P8"><text:a xlink:type="simple" xlink:href="https://developer.mozilla.org/es/docs/Web/JavaScript/Guide/Expressions_and_Operators" text:style-name="Internet_20_link" text:visited-style-name="Visited_20_Internet_20_Link"><text:span text:style-name="T4">https://developer.mozilla.org/es/docs/Web/JavaScript/Guide/Expressions_and_Operators</text:span></text:a></text:p>
      <text:p text:style-name="P36"/>
      <text:p text:style-name="P8"><text:a xlink:type="simple" xlink:href="https://www.uv.es/jac/guia/jscript/javascr04.htm" text:style-name="Internet_20_link" text:visited-style-name="Visited_20_Internet_20_Link"><text:span text:style-name="T4">https://www.uv.es/jac/guia/jscript/javascr04.htm</text:span></text:a></text:p>
      <text:p text:style-name="P8"/>
      <text:p text:style-name="P5">En Java…</text:p>
      <text:p text:style-name="P5"/>
      <text:p text:style-name="P9">Y en Java funciona precisamente igual que en todos los lenguajes antes mencionados.</text:p>
      <text:p text:style-name="P9"/>
      <text:p text:style-name="P9">Fuentes:</text:p>
      <text:p text:style-name="P9"><text:soft-page-break/><text:a xlink:type="simple" xlink:href="http://www.manualweb.net/java/operadores-asignacion-aritmeticos-java/" text:style-name="Internet_20_link" text:visited-style-name="Visited_20_Internet_20_Link"><text:span text:style-name="T4">http://www.manualweb.net/java/operadores-asignacion-aritmeticos-java/</text:span></text:a></text:p>
      <text:p text:style-name="P36"/>
      <text:p text:style-name="P9"><text:a xlink:type="simple" xlink:href="https://www.arkaitzgarro.com/java/capitulo-4.html" text:style-name="Internet_20_link" text:visited-style-name="Visited_20_Internet_20_Link"><text:span text:style-name="T4">https://www.arkaitzgarro.com/java/capitulo-4.html</text:span></text:a></text:p>
      <text:p text:style-name="P9"/>
      <text:p text:style-name="P10">2.</text:p>
      <text:p text:style-name="P10"/>
      <text:p text:style-name="P10">minuto = 60</text:p>
      <text:p text:style-name="P10">hora = minuto * 60</text:p>
      <text:p text:style-name="P10">dia = hora * 24</text:p>
      <text:p text:style-name="P10"/>
      <text:p text:style-name="P10">diasIngresados = int(input('Ingrese la cantidad de días:\n'))</text:p>
      <text:p text:style-name="P10">horasIngresadas = int(input('Ingrese la cantidad de horas:\n'))</text:p>
      <text:p text:style-name="P10">minutosIngresados = int(input('Ingrese la cantidad de minutos:\n'))</text:p>
      <text:p text:style-name="P10">segundosIngresados = int(input('Ingrese la cantidad de segundos:\n'))</text:p>
      <text:p text:style-name="P10"/>
      <text:p text:style-name="P10">segundosTotales = diasIngresados * dia + horasIngresadas * hora + minutosIngresados * minuto + segundosIngresados</text:p>
      <text:p text:style-name="P10"/>
      <text:p text:style-name="P10">print('\nLa cantidad de segundos en total son:', segundosTotales, 'segundos.')</text:p>
      <text:p text:style-name="P10"/>
      <text:p text:style-name="P10">3.</text:p>
      <text:p text:style-name="P10"/>
      <text:p text:style-name="P10">segundos = int(input('Ingrese el total de segundos:\n'))</text:p>
      <text:p text:style-name="P10"/>
      <text:p text:style-name="P10">minutos = segundos / 60</text:p>
      <text:p text:style-name="P10">horas = minutos / 60</text:p>
      <text:p text:style-name="P10">dias = horas / 24</text:p>
      <text:p text:style-name="P10"/>
      <text:p text:style-name="P10">while segundos &gt;= 60:</text:p>
      <text:p text:style-name="P10"><text:s text:c="4"/>segundos -= 60</text:p>
      <text:p text:style-name="P10"><text:s text:c="4"/></text:p>
      <text:p text:style-name="P10">while minutos &gt;= 60:</text:p>
      <text:p text:style-name="P10"><text:s text:c="4"/>minutos -= 60</text:p>
      <text:p text:style-name="P10"><text:s text:c="4"/></text:p>
      <text:p text:style-name="P10">while horas &gt;= 24:</text:p>
      <text:p text:style-name="P10"><text:s text:c="4"/>horas -= 24</text:p>
      <text:p text:style-name="P10"/>
      <text:p text:style-name="P10"><text:soft-page-break/>print('\nEl tiempo en total es:', dias, 'dias,', horas, 'horas,', minutos, 'minutos,', segundos, 'segundos.')</text:p>
      <text:p text:style-name="P11">4.</text:p>
      <text:p text:style-name="P11"/>
      <text:p text:style-name="P11">print('(Se puede usar decimales)')</text:p>
      <text:p text:style-name="P11"/>
      <text:p text:style-name="P11">ladoMayor = float(input('Ingrese el lado mayor del Triángulo:\n'))</text:p>
      <text:p text:style-name="P11">ladoMenor = float(input('Ingrese el lado menor del Triángulo:\n'))</text:p>
      <text:p text:style-name="P11"/>
      <text:p text:style-name="P11">superficie = ladoMayor * ladoMenor</text:p>
      <text:p text:style-name="P11">perimetro = ladoMayor * 2 + ladoMenor * 2</text:p>
      <text:p text:style-name="P11"/>
      <text:p text:style-name="P11">print('\n\nLa superficie del triángulo rectángulo es', superficie, ', y el perímetro', perimetro)</text:p>
      <text:p text:style-name="P11"/>
      <text:p text:style-name="P12">5.</text:p>
      <text:p text:style-name="P12"/>
      <text:p text:style-name="P16">print('(Se puede ingresar en decimales.)')</text:p>
      <text:p text:style-name="P16">distancia = float(input('Ingrese la distancia en kilometros:\n'))</text:p>
      <text:p text:style-name="P16"/>
      <text:p text:style-name="P16">millas = distancia / 1.60934</text:p>
      <text:p text:style-name="P16">metros = distancia * 1000</text:p>
      <text:p text:style-name="P16">yardas = metros / 0.9144</text:p>
      <text:p text:style-name="P16">centimetros = metros * 100</text:p>
      <text:p text:style-name="P16">pulgadas = centimetros / 2.54</text:p>
      <text:p text:style-name="P16"/>
      <text:p text:style-name="P16">medida = [millas, metros, yardas, centimetros, pulgadas]</text:p>
      <text:p text:style-name="P16"/>
      <text:p text:style-name="P16">medidaSTR = <text:s/>['millas,', 'metros,', 'yardas,', 'centimetros,', 'pulgadas,']</text:p>
      <text:p text:style-name="P16"/>
      <text:p text:style-name="P16">decision = 10</text:p>
      <text:p text:style-name="P16">while decision != '1' and decision != '2' and decision != '3' and decision != '4' and decision != '5':</text:p>
      <text:p text:style-name="P16"><text:s text:c="4"/>print('1.Millas\n2.Metros\n3.Yardas\n4.Centímetros\n5.Pulgadas\n')</text:p>
      <text:p text:style-name="P16"><text:s text:c="4"/>decision = input('Ingrese en número la medida a procesar.\n')</text:p>
      <text:p text:style-name="P16"><text:soft-page-break/><text:s text:c="4"/>if decision != '1' and decision != '2' and decision != '3' and decision != '4' and decision != '5':</text:p>
      <text:p text:style-name="P16"><text:s text:c="8"/>print('Por favor, ingrese un valor numérico de los listados.')</text:p>
      <text:p text:style-name="P16"><text:s text:c="8"/></text:p>
      <text:p text:style-name="P16">decision = int(decision) - 1</text:p>
      <text:p text:style-name="P16"/>
      <text:p text:style-name="P16">print(distancia, 'kilometros en', medidaSTR[decision], 'es:', medida[decision])</text:p>
      <text:p text:style-name="P16"/>
      <text:p text:style-name="P17">6.</text:p>
      <text:p text:style-name="P17"/>
      <text:p text:style-name="P17">import math</text:p>
      <text:p text:style-name="P17"/>
      <text:p text:style-name="P17">print('(Se puede ingresar en decimales.)')</text:p>
      <text:p text:style-name="P17">radio = float(input('Ingrese el radio de la esfera:\n'))</text:p>
      <text:p text:style-name="P17"/>
      <text:p text:style-name="P17">area = 4 * math.pi * radio ** 2</text:p>
      <text:p text:style-name="P17">volumen = (4 * math.pi * radio ** 3) / 3</text:p>
      <text:p text:style-name="P17"/>
      <text:p text:style-name="P17">print('El área de la esfera es:', area, ', y su volumen:', volumen, '.')</text:p>
      <text:p text:style-name="P17"/>
      <text:p text:style-name="P18">7.</text:p>
      <text:p text:style-name="P30"/>
      <text:p text:style-name="P18">from datetime import datetime</text:p>
      <text:p text:style-name="P18"/>
      <text:p text:style-name="P18">horaFecha = datetime.now()</text:p>
      <text:p text:style-name="P18"/>
      <text:p text:style-name="P18">vidrio = int(input('Ingrese la cantidad de botellas de vidrio:\n'))</text:p>
      <text:p text:style-name="P18">plastico = int(input('Ingrese la cantidad de botellas de plástico:\n'))</text:p>
      <text:p text:style-name="P18"/>
      <text:p text:style-name="P18">precioVidrio = vidrio * 1.50</text:p>
      <text:p text:style-name="P18">precioPlastico = plastico * 2</text:p>
      <text:p text:style-name="P18"/>
      <text:p text:style-name="P18">total = vidrio + plastico</text:p>
      <text:p text:style-name="P18">precioTotal = precioVidrio + precioPlastico</text:p>
      <text:p text:style-name="P18"/>
      <text:p text:style-name="P18">item = False</text:p>
      <text:p text:style-name="P18"/>
      <text:p text:style-name="P18"><text:soft-page-break/>###############################################################</text:p>
      <text:p text:style-name="P18"/>
      <text:p text:style-name="P18">print('\n ',horaFecha, '\n <text:s text:c="6"/>W0lferix_98 S.A.\n <text:s text:c="3"/>Devolución de botellas\n==============================')</text:p>
      <text:p text:style-name="P18">print('Item <text:s text:c="5"/>Cantidad <text:s text:c="3"/>Precio\n')</text:p>
      <text:p text:style-name="P18">if plastico &gt; 0:</text:p>
      <text:p text:style-name="P18"><text:s text:c="4"/>print('Plástico <text:s text:c="4"/>', plastico, ' <text:s text:c="7"/>$', precioPlastico)</text:p>
      <text:p text:style-name="P18"><text:s text:c="4"/>item = True</text:p>
      <text:p text:style-name="P18">if vidrio &gt; 0:</text:p>
      <text:p text:style-name="P18"><text:s text:c="4"/>print('Vidrio <text:s text:c="6"/>', vidrio, ' <text:s text:c="7"/>$', precioVidrio)</text:p>
      <text:p text:style-name="P18"><text:s text:c="4"/>item = True</text:p>
      <text:p text:style-name="P18">if item:</text:p>
      <text:p text:style-name="P18"><text:s text:c="4"/>print('-------------------------------\nTotal <text:s text:c="7"/>', total, ' <text:s text:c="7"/>$', precioTotal)</text:p>
      <text:p text:style-name="P18">else:</text:p>
      <text:p text:style-name="P18"><text:s text:c="4"/>print(' <text:s/>No se vendieron artículos.')</text:p>
      <text:p text:style-name="P18"/>
      <text:p text:style-name="P19">8.</text:p>
      <text:p text:style-name="P19"/>
      <text:p text:style-name="P19">trimestre1 = int(input('Ingrese la cantidad de ventas del primer trimestre:\n'))</text:p>
      <text:p text:style-name="P19">trimestre2 = int(input('Ingrese la cantidad de ventas del segundo trimeste:\n'))</text:p>
      <text:p text:style-name="P19">trimestre3 = int(input('Ingrese la cantidad de ventas del tercer trimestre:\n'))</text:p>
      <text:p text:style-name="P19">trimestre4 = int(input('Ingrese la cantidad de ventas del cuarto trimestre:\n'))</text:p>
      <text:p text:style-name="P19"/>
      <text:p text:style-name="P19">total = trimestre1 + trimestre2 + trimestre3 + trimestre4</text:p>
      <text:p text:style-name="P19"/>
      <text:p text:style-name="P19">porcentaje1 = (trimestre1 / total) * 100</text:p>
      <text:p text:style-name="P19">porcentaje2 = (trimestre2 / total) * 100</text:p>
      <text:p text:style-name="P19">porcentaje3 = (trimestre3 / total) * 100</text:p>
      <text:p text:style-name="P19">porcentaje4 = (trimestre4 / total) * 100</text:p>
      <text:p text:style-name="P19"/>
      <text:p text:style-name="P19">print(' <text:s text:c="9"/>Venta anual\n=-=-=-=-=-=-=-=-=-=-=-=-=-=-=-=-=-=-=-=-=-=-=-=-\nTotal de ventas =', total,'\n=-=-=-=-=-=-=-=-=-=-=-=-=-=-=-=-=-=-=-=-=-=-=-=-')</text:p>
      <text:p text:style-name="P19">print('Trimestre <text:s text:c="3"/>Ventas <text:s text:c="3"/>porcentaje')</text:p>
      <text:p text:style-name="P19"><text:soft-page-break/>print(' <text:s text:c="3"/>1 <text:s text:c="9"/>', trimestre1, ' <text:s text:c="2"/>', porcentaje1, '%')</text:p>
      <text:p text:style-name="P19">print(' <text:s text:c="3"/>2 <text:s text:c="9"/>', trimestre2, ' <text:s text:c="2"/>', porcentaje2, '%')</text:p>
      <text:p text:style-name="P19">print(' <text:s text:c="3"/>3 <text:s text:c="9"/>', trimestre3, ' <text:s text:c="2"/>', porcentaje3, '%')</text:p>
      <text:p text:style-name="P19">print(' <text:s text:c="3"/>4 <text:s text:c="9"/>', trimestre4, ' <text:s text:c="2"/>', porcentaje4, '%')</text:p>
      <text:p text:style-name="P19"/>
      <text:p text:style-name="P20">9.</text:p>
      <text:p text:style-name="P20"/>
      <text:p text:style-name="P20">delimitacion = int(input('Ingrese un numero:\n'))</text:p>
      <text:p text:style-name="P20"/>
      <text:p text:style-name="P20">solucion = (delimitacion * (delimitacion + 1)) / 2</text:p>
      <text:p text:style-name="P20"/>
      <text:p text:style-name="P20">print('La suma de los numeros entre 1, y', delimitacion, 'es', solucion, '.')</text:p>
      <text:p text:style-name="P20"/>
      <text:p text:style-name="P21">10.</text:p>
      <text:p text:style-name="P21"/>
      <text:p text:style-name="P21">import math</text:p>
      <text:p text:style-name="P21"/>
      <text:p text:style-name="P21"/>
      <text:p text:style-name="P21">print('Ingrese los grados, minutos, y segundos de la latitud inicial.')</text:p>
      <text:p text:style-name="P21">latitud1Grados = float(input('Ingrese los grados:\n'))</text:p>
      <text:p text:style-name="P21">latitud1Minutos = float(input('Ingrese los minutos:\n'))</text:p>
      <text:p text:style-name="P21">latitud1Segundos = float(input('Ingrese los segundos:\n'))</text:p>
      <text:p text:style-name="P21"/>
      <text:p text:style-name="P21">latitud1 = latitud1Grados + (latitud1Minutos / 60) + ((latitud1Segundos / 60) / 60)</text:p>
      <text:p text:style-name="P21"/>
      <text:p text:style-name="P21">print('Ingrese los grados, minutos, y segundos de la longitud inicial.')</text:p>
      <text:p text:style-name="P21">longitud1Grados = float(input('Ingrese los grados:\n'))</text:p>
      <text:p text:style-name="P21">longitud1Minutos = float(input('Ingrese los minutos:\n'))</text:p>
      <text:p text:style-name="P21">longitud1Segundos = float(input('Ingrese los segundos:\n'))</text:p>
      <text:p text:style-name="P21"/>
      <text:p text:style-name="P21">longitud1 = longitud1Grados + (longitud1Minutos / 60) + ((longitud1Segundos / 60) / 60)</text:p>
      <text:p text:style-name="P21"><text:soft-page-break/></text:p>
      <text:p text:style-name="P21">print('Ingrese los grados, minutos, y segundos de la latitud final.')</text:p>
      <text:p text:style-name="P21">latitud2Grados = float(input('Ingrese los grados:\n'))</text:p>
      <text:p text:style-name="P21">latitud2Minutos = float(input('Ingrese los minutos:\n'))</text:p>
      <text:p text:style-name="P21">latitud2Segundos = float(input('Ingrese los segundos:\n'))</text:p>
      <text:p text:style-name="P21"/>
      <text:p text:style-name="P21">latitud2 = latitud2Grados + (latitud2Minutos / 60) + ((latitud2Segundos / 60) / 60)</text:p>
      <text:p text:style-name="P21"/>
      <text:p text:style-name="P21">print('Ingrese los grados, minutos, y segundos de la longitud final.')</text:p>
      <text:p text:style-name="P21">longitud2Grados = float(input('Ingrese los grados:\n'))</text:p>
      <text:p text:style-name="P21">longitud2Minutos = float(input('Ingrese los minutos:\n'))</text:p>
      <text:p text:style-name="P21">longitud2Segundos = float(input('Ingrese los segundos:\n'))</text:p>
      <text:p text:style-name="P21"/>
      <text:p text:style-name="P21">longitud2 = longitud2Grados + (longitud2Minutos / 60) + ((longitud2Segundos / 60) / 60)</text:p>
      <text:p text:style-name="P21"/>
      <text:p text:style-name="P21">latitud1 = math.radians(latitud1)</text:p>
      <text:p text:style-name="P21">longitud1 = math.radians(longitud1)</text:p>
      <text:p text:style-name="P21">latitud2 = math.radians(latitud2)</text:p>
      <text:p text:style-name="P21">longitud2 = math.radians(longitud2)</text:p>
      <text:p text:style-name="P21"/>
      <text:p text:style-name="P21"/>
      <text:p text:style-name="P21">distancia = 6371.01 * math.acos(math.sin(latitud1) * math.sin(latitud2) + math.cos(latitud1) * math.cos(latitud2) * math.cos(longitud1 - longitud2))</text:p>
      <text:p text:style-name="P21"/>
      <text:p text:style-name="P21">print('La distancia entre un punto y otro en radianes, es', distancia, '.\n')</text:p>
      <text:p text:style-name="P21"/>
      <text:p text:style-name="P21">distancia = math.degrees(distancia)</text:p>
      <text:p text:style-name="P21"/>
      <text:p text:style-name="P21">print('...y en grados es', distancia, '.')</text:p>
      <text:p text:style-name="P31"/>
      <text:p text:style-name="P31"/>
      <text:p text:style-name="P31"/>
      <text:p text:style-name="P31"/>
      <text:p text:style-name="P31"/>
      <text:p text:style-name="P22"><text:soft-page-break/>11.</text:p>
      <text:p text:style-name="P22"/>
      <text:p text:style-name="P22">ingreso = input('Ingrese un numero de cuatro dígitos:\n')</text:p>
      <text:p text:style-name="P22">numero=[]</text:p>
      <text:p text:style-name="P22"/>
      <text:p text:style-name="P22">numero.append(int(ingreso[0]))</text:p>
      <text:p text:style-name="P22">numero.append(int(ingreso[1]))</text:p>
      <text:p text:style-name="P22">numero.append(int(ingreso[2]))</text:p>
      <text:p text:style-name="P22">numero.append(int(ingreso[3]))</text:p>
      <text:p text:style-name="P22"/>
      <text:p text:style-name="P22"/>
      <text:p text:style-name="P22"/>
      <text:p text:style-name="P22">sumaNumero = numero[0] + numero[1] + numero[2] + numero[3]</text:p>
      <text:p text:style-name="P22"/>
      <text:p text:style-name="P22">print('La suma de el número', ingreso, 'es', sumaNumero, '.')</text:p>
      <text:p text:style-name="P22"/>
      <text:p text:style-name="P23">12.</text:p>
      <text:p text:style-name="P23"/>
      <text:p text:style-name="P23">print('(Se puede ingresar en decimales.)')</text:p>
      <text:p text:style-name="P23">metrosCuadrados = float(input('Ingrese cantidad de metros cuadrados:\n'))</text:p>
      <text:p text:style-name="P23">litros = metrosCuadrados / 3</text:p>
      <text:p text:style-name="P23">print('Los litros de pintura que necesitarías en latas son', litros, 'litros.')</text:p>
      <text:p text:style-name="P32"/>
      <text:p text:style-name="P24">13.</text:p>
      <text:p text:style-name="P24"/>
      <text:p text:style-name="P24">trabajo = float(input('Ingrese la cantidad de horas de trabajo:\n'))</text:p>
      <text:p text:style-name="P24">extra = float(input('Ingrese la cantidad de horas extra:\n'))</text:p>
      <text:p text:style-name="P24">pago = float(input('¿Cuánto le pagan por hora?\n'))</text:p>
      <text:p text:style-name="P24"/>
      <text:p text:style-name="P24"/>
      <text:p text:style-name="P24">cuarentaPago = (140/100) * pago</text:p>
      <text:p text:style-name="P24">importeTrabajo = trabajo * pago</text:p>
      <text:p text:style-name="P24"/>
      <text:p text:style-name="P24">importeExtra = extra * cuarentaPago</text:p>
      <text:p text:style-name="P24">bruto = importeTrabajo + importeExtra</text:p>
      <text:p text:style-name="P24">importeJubilacion = (11/100) * bruto</text:p>
      <text:p text:style-name="P24"><text:soft-page-break/>importeObraSocial = (6/100) * bruto</text:p>
      <text:p text:style-name="P24">importeAdicional = (17/100) * pago * trabajo</text:p>
      <text:p text:style-name="P24"/>
      <text:p text:style-name="P24">horasJubilacion = (11/100) * trabajo</text:p>
      <text:p text:style-name="P24">horasObraSocial = (6/100) * trabajo</text:p>
      <text:p text:style-name="P24">gananciaTotal = importeTrabajo + importeExtra - importeJubilacion - importeObraSocial + importeAdicional</text:p>
      <text:p text:style-name="P24"/>
      <text:p text:style-name="P24">print('Horas trabajadas:', trabajo, '\nHoras extra:', extra, '\nPago por hora:', pago)</text:p>
      <text:p text:style-name="P24">print()</text:p>
      <text:p text:style-name="P24">print('Categoría <text:s text:c="6"/>| Horas | <text:s text:c="7"/>Valor <text:s text:c="7"/>| <text:s text:c="2"/>Total <text:s/>')</text:p>
      <text:p text:style-name="P24">print('||||||||||||||||||||||||||||||||||||||||||||||||||||||||||')</text:p>
      <text:p text:style-name="P24">print('trabajo <text:s text:c="8"/>|', trabajo, '|', pago, '|', importeTrabajo)</text:p>
      <text:p text:style-name="P24">print('horas extra <text:s text:c="4"/>|', extra, '|', cuarentaPago, '|', importeExtra)</text:p>
      <text:p text:style-name="P24">print('bruto <text:s text:c="10"/>|', ' <text:s text:c="3"/>|', ' <text:s text:c="3"/>|', bruto )</text:p>
      <text:p text:style-name="P24">print('jubilación <text:s text:c="5"/>|' , ' <text:s text:c="3"/>|', ' <text:s text:c="3"/>| -', importeJubilacion)</text:p>
      <text:p text:style-name="P24">print('obra social <text:s text:c="4"/>|' , ' <text:s text:c="3"/>|', ' <text:s text:c="3"/>| -', importeObraSocial)</text:p>
      <text:p text:style-name="P24">print('bono <text:s text:c="11"/>|', <text:s/>' <text:s text:c="4"/>|', ' <text:s text:c="4"/>|', importeAdicional)</text:p>
      <text:p text:style-name="P24">print('||||||||||||||||||||||||||||||||||||||||||||||||||||||||||')</text:p>
      <text:p text:style-name="P24">print('total <text:s text:c="10"/>|', <text:s/>' <text:s text:c="4"/>|', ' <text:s text:c="4"/>|', gananciaTotal)</text:p>
      <text:p text:style-name="P24"/>
      <text:p text:style-name="P25">14.</text:p>
      <text:p text:style-name="P33"/>
      <text:p text:style-name="P25">F = float(input('Ingrese un numero con decimales:\n'))</text:p>
      <text:p text:style-name="P25">print(F, '\n')</text:p>
      <text:p text:style-name="P25">D = int(input('¿A cuantos decimales quiere redondearlo?\n'))</text:p>
      <text:p text:style-name="P25"/>
      <text:p text:style-name="P25">R = round(F, D)</text:p>
      <text:p text:style-name="P25"/>
      <text:p text:style-name="P25">print()</text:p>
      <text:p text:style-name="P25"><text:soft-page-break/>print('El resultado de redondear', F, 'a', D, 'decimales, es', R, '.')</text:p>
      <text:p text:style-name="P33"/>
      <text:p text:style-name="P14">II.<text:span text:style-name="T1"> </text:span>1.</text:p>
      <text:p text:style-name="P34"/>
      <text:p text:style-name="P26">numero = int(input('Ingrese un número:\n'))</text:p>
      <text:p text:style-name="P26">validaPar = False</text:p>
      <text:p text:style-name="P26">if numero % 2 == 0:</text:p>
      <text:p text:style-name="P26"><text:s text:c="4"/>validaPar = True</text:p>
      <text:p text:style-name="P26"><text:s text:c="4"/></text:p>
      <text:p text:style-name="P26">if validaPar:</text:p>
      <text:p text:style-name="P26"><text:s text:c="4"/>print('El número', numero, 'es par.')</text:p>
      <text:p text:style-name="P26">else:</text:p>
      <text:p text:style-name="P26"><text:s text:c="4"/>print('El número', numero, 'es impar.')</text:p>
      <text:p text:style-name="P26"/>
      <text:p text:style-name="P39">2.</text:p>
      <text:p text:style-name="P27"/>
      <text:p text:style-name="P28">categorias = '\nIngrese categoría(A / B / C):'</text:p>
      <text:p text:style-name="P28"/>
      <text:p text:style-name="P28">clase = ''</text:p>
      <text:p text:style-name="P28"/>
      <text:p text:style-name="P28">A = ''</text:p>
      <text:p text:style-name="P28">B = ''</text:p>
      <text:p text:style-name="P28">C = ''</text:p>
      <text:p text:style-name="P28"/>
      <text:p text:style-name="P28">def jornal(i, fijo, variable, limiteDia):</text:p>
      <text:p text:style-name="P28"><text:s text:c="4"/>valido = True</text:p>
      <text:p text:style-name="P28"><text:s text:c="4"/>ganoFijo = False</text:p>
      <text:p text:style-name="P28"><text:s text:c="4"/>horas = float(input('Ingrese el total de las horas trabajadas:\n'))</text:p>
      <text:p text:style-name="P28"><text:s text:c="4"/>dias = float(input('Ingrese el total de los días trabajados:\n'))</text:p>
      <text:p text:style-name="P28"><text:s text:c="4"/>fijo = fijo</text:p>
      <text:p text:style-name="P28"><text:s text:c="4"/>variable = variable</text:p>
      <text:p text:style-name="P28"><text:s text:c="4"/></text:p>
      <text:p text:style-name="P28"><text:s text:c="4"/>if limiteDia &lt; dias:</text:p>
      <text:p text:style-name="P28"><text:s text:c="8"/>valido = False</text:p>
      <text:p text:style-name="P28"><text:s text:c="4"/></text:p>
      <text:p text:style-name="P28"><text:s text:c="4"/>promedio = horas / dias</text:p>
      <text:p text:style-name="P28"><text:s text:c="4"/>if promedio &gt;= 4:</text:p>
      <text:p text:style-name="P28"><text:s text:c="8"/>ganoFijo = True</text:p>
      <text:p text:style-name="P28"><text:s text:c="4"/></text:p>
      <text:p text:style-name="P28"><text:soft-page-break/><text:s text:c="4"/>fijo = fijo * horas</text:p>
      <text:p text:style-name="P28"><text:s text:c="4"/>variable = variable * horas</text:p>
      <text:p text:style-name="P28"><text:s text:c="4"/></text:p>
      <text:p text:style-name="P28"><text:s text:c="4"/>total = fijo + variable</text:p>
      <text:p text:style-name="P28"><text:s text:c="4"/></text:p>
      <text:p text:style-name="P28"><text:s text:c="4"/>if valido:</text:p>
      <text:p text:style-name="P28"><text:s text:c="8"/>print('Clase', clase, ', las horas que trabajan son:', horas, '. Y los dias que trabajan son:', dias, '.')</text:p>
      <text:p text:style-name="P28"><text:s text:c="8"/>if ganoFijo:</text:p>
      <text:p text:style-name="P28"><text:s text:c="12"/>print('La clase gana un monto fijo de', fijo, 'pesos. Y un monto variable de', variable, 'pesos.')</text:p>
      <text:p text:style-name="P28"><text:s text:c="8"/>else:</text:p>
      <text:p text:style-name="P28"><text:s text:c="12"/>print('La clase no gana un monto fijo, porque no trabaja mas de 4 horas promedio, pero si gana', variable, 'pesos de monto variable.')</text:p>
      <text:p text:style-name="P28"><text:s text:c="4"/>else:</text:p>
      <text:p text:style-name="P28"><text:s text:c="8"/>print('No se puede categorizar una clase que excede el día límite:', limiteDia, 'dias.')</text:p>
      <text:p text:style-name="P28"/>
      <text:p text:style-name="P28">clase = 'A'</text:p>
      <text:p text:style-name="P28">print(categorias, clase)</text:p>
      <text:p text:style-name="P28">fijo = 100</text:p>
      <text:p text:style-name="P28">variable = 100</text:p>
      <text:p text:style-name="P28">limiteDia = 30</text:p>
      <text:p text:style-name="P28">jornal(A, fijo, variable, limiteDia)</text:p>
      <text:p text:style-name="P28"/>
      <text:p text:style-name="P28"/>
      <text:p text:style-name="P28">clase = 'B'</text:p>
      <text:p text:style-name="P28">print(categorias, clase)</text:p>
      <text:p text:style-name="P28">fijo = 100</text:p>
      <text:p text:style-name="P28">variable = 80</text:p>
      <text:p text:style-name="P28">limiteDia = 24</text:p>
      <text:p text:style-name="P28">jornal(B, fijo, variable, limiteDia)</text:p>
      <text:p text:style-name="P28"/>
      <text:p text:style-name="P28"/>
      <text:p text:style-name="P28">clase = 'C'</text:p>
      <text:p text:style-name="P28">print(categorias, clase)</text:p>
      <text:p text:style-name="P28">fijo = 50</text:p>
      <text:p text:style-name="P28">variable = 60</text:p>
      <text:p text:style-name="P28">limiteDia = 20</text:p>
      <text:p text:style-name="P28">jornal(C, fijo, variable, limiteDia)</text:p>
      <text:p text:style-name="P38"><text:soft-page-break/>3.</text:p>
      <text:p text:style-name="P29"/>
      <text:p text:style-name="P29">temperatura = float(input('Ingrese la temperatura:\n '))</text:p>
      <text:p text:style-name="P29">unidad = float(input('Ingrese según número, la unidad que esta temperatura es:\n1|Celsius\n2|Fahrenheit\n3|Kelvin\n\n\n '))</text:p>
      <text:p text:style-name="P29"/>
      <text:p text:style-name="P29">#=////==////==////==////==////==////==////==////==////==////==////==////==////==////==////==////=#</text:p>
      <text:p text:style-name="P29"/>
      <text:p text:style-name="P29">def exibir(celsius, fahrenheit, kelvin):</text:p>
      <text:p text:style-name="P29"><text:s text:c="4"/>print(' <text:s text:c="3"/>Temperatura Celsius|', celsius, 'º.\n',</text:p>
      <text:p text:style-name="P29"><text:s text:c="10"/>'Temperatura Fahrenheit|', fahrenheit, 'º.\n',</text:p>
      <text:p text:style-name="P29"><text:s text:c="10"/>' <text:s text:c="3"/>Temperatura Kelvin|', kelvin, 'º.\n')</text:p>
      <text:p text:style-name="P29"><text:s text:c="8"/></text:p>
      <text:p text:style-name="P29"><text:s text:c="8"/>#~~~~~~~~~~~~~~~~~~~~~~~~~~~~~~~~~~~~~#</text:p>
      <text:p text:style-name="P29"><text:s text:c="8"/></text:p>
      <text:p text:style-name="P29">def celsius(temperatura, unidad):</text:p>
      <text:p text:style-name="P29"><text:s text:c="4"/>if unidad == 1:</text:p>
      <text:p text:style-name="P29"><text:s text:c="8"/>celsius = temperatura</text:p>
      <text:p text:style-name="P29"><text:s text:c="8"/>fahrenheit = temperatura * 1.8 + 32</text:p>
      <text:p text:style-name="P29"><text:s text:c="8"/>kelvin = temperatura + 273.15</text:p>
      <text:p text:style-name="P29"><text:s text:c="8"/>exibir(celsius, fahrenheit, kelvin)</text:p>
      <text:p text:style-name="P29"><text:s text:c="8"/></text:p>
      <text:p text:style-name="P29"><text:s text:c="8"/>#~~~~~~~~~~~~~~~~~~~~~~~~~~~~~~~~~~~~~#</text:p>
      <text:p text:style-name="P29"><text:s text:c="8"/></text:p>
      <text:p text:style-name="P29">def fahrenheit(temperatura, unidad):</text:p>
      <text:p text:style-name="P29"><text:s text:c="4"/>if unidad == 2:</text:p>
      <text:p text:style-name="P29"><text:s text:c="8"/>celsius = (temperatura - 32) / 1.8</text:p>
      <text:p text:style-name="P29"><text:s text:c="8"/>fahrenheit = temperatura</text:p>
      <text:p text:style-name="P29"><text:s text:c="8"/>kelvin = (temperatura - 32) / 1.8 + 273.15</text:p>
      <text:p text:style-name="P29"><text:s text:c="8"/>exibir(celsius, fahrenheit, kelvin)</text:p>
      <text:p text:style-name="P29"><text:s text:c="8"/></text:p>
      <text:p text:style-name="P29"><text:s text:c="8"/>#~~~~~~~~~~~~~~~~~~~~~~~~~~~~~~~~~~~~~#</text:p>
      <text:p text:style-name="P29"><text:s text:c="8"/></text:p>
      <text:p text:style-name="P29">def kelvin(temperatura, unidad):</text:p>
      <text:p text:style-name="P29"><text:s text:c="4"/>if unidad == 3:</text:p>
      <text:p text:style-name="P29"><text:s text:c="8"/>celsius = temperatura - 273.15</text:p>
      <text:p text:style-name="P29"><text:s text:c="8"/>fahrenheit = (temperatura - 273.15) * 1.8 + 32</text:p>
      <text:p text:style-name="P29"><text:s text:c="8"/>kelvin = temperatura</text:p>
      <text:p text:style-name="P29"><text:s text:c="8"/>exibir(celsius, fahrenheit, kelvin)</text:p>
      <text:p text:style-name="P29"><text:s text:c="8"/></text:p>
      <text:p text:style-name="P29"><text:soft-page-break/>grados = [celsius(temperatura, unidad), fahrenheit(temperatura, unidad), kelvin(temperatura, unidad)]</text:p>
      <text:p text:style-name="P29"/>
      <text:p text:style-name="P29"/>
      <text:p text:style-name="P40">4.</text:p>
      <text:p text:style-name="P40"><text:span text:style-name="T1"/></text:p>
      <text:p text:style-name="P40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DejaVu Sans Mono" officeooo:rsid="000c56f1" officeooo:paragraph-rsid="000c56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2021-03-noodt molins_federico nicolas dari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9T09:08:34.873178138</meta:creation-date>
    <dc:date>2021-05-20T20:48:22.503487634</dc:date>
    <meta:editing-duration>PT22H54M45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14" meta:paragraph-count="326" meta:word-count="1686" meta:character-count="13609" meta:non-whitespace-character-count="11543"/>
  </office:meta>
</office:document-meta>
</file>